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99e4" officeooo:paragraph-rsid="000699e4"/>
    </style:style>
    <style:style style:name="P2" style:family="paragraph" style:parent-style-name="Standard">
      <style:text-properties officeooo:rsid="000825dd" officeooo:paragraph-rsid="000825dd"/>
    </style:style>
    <style:style style:name="P3" style:family="paragraph" style:parent-style-name="Standard">
      <style:text-properties officeooo:rsid="0008c56f" officeooo:paragraph-rsid="0008c56f"/>
    </style:style>
    <style:style style:name="P4" style:family="paragraph" style:parent-style-name="Standard">
      <style:text-properties officeooo:rsid="0008eea0" officeooo:paragraph-rsid="0008eea0"/>
    </style:style>
    <style:style style:name="P5" style:family="paragraph" style:parent-style-name="Standard">
      <style:text-properties officeooo:rsid="0009da07" officeooo:paragraph-rsid="0009da07"/>
    </style:style>
    <style:style style:name="T1" style:family="text">
      <style:text-properties officeooo:rsid="000a8d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8dc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fficient Parallel Sum</text:p>
      <text:p text:style-name="P2">- apparently it’s something like dividing work into (# of processors) and have each processor work on each piece. Then they can add each piece by their neighbors to get the final result</text:p>
      <text:p text:style-name="P2"/>
      <text:p text:style-name="P2">Given <text:s/>4 processors</text:p>
      <text:p text:style-name="P2">- Computes 16 numbers in 5 steps</text:p>
      <text:p text:style-name="P2"><text:tab/>Therefore, speedup is 16/5 = 3.2</text:p>
      <text:p text:style-name="P2">- Computes 1024 numbers in 255 + 2 steps</text:p>
      <text:p text:style-name="P2"><text:tab/>Therefore, speedup is 1024/257 = 3.9</text:p>
      <text:p text:style-name="P2"/>
      <text:p text:style-name="P2"/>
      <text:p text:style-name="P2"/>
      <text:p text:style-name="P2"/>
      <text:p text:style-name="P2"/>
      <text:p text:style-name="P3">How do we write parallel programs</text:p>
      <text:p text:style-name="P3">- Task parallelism – partition of various tasks</text:p>
      <text:p text:style-name="P3"/>
      <text:p text:style-name="P3"/>
      <text:p text:style-name="P3"/>
      <text:p text:style-name="P4">Data parallelism</text:p>
      <text:p text:style-name="P4">- Splitting all of the data between processors</text:p>
      <text:p text:style-name="P4">- 3 TAs split 300 exams between each other, each grading 100</text:p>
      <text:p text:style-name="P4"/>
      <text:p text:style-name="P4">Task parallelism</text:p>
      <text:p text:style-name="P4">- Splitting each task between processors</text:p>
      <text:p text:style-name="P4">- 3 TAs split each group of questions between each other, each grade a group of questions on all 300 exams</text:p>
      <text:p text:style-name="P4"/>
      <text:p text:style-name="P4"/>
      <text:p text:style-name="P5">Terminology</text:p>
      <text:p text:style-name="P5"/>
      <text:p text:style-name="P5">Concurrent computing – the <text:span text:style-name="T1">program</text:span> is <text:span text:style-name="T1">one</text:span> in whch multiple tasks can be <text:span text:style-name="T2">in </text:span><text:span text:style-name="T3">progress</text:span> at any instant</text:p>
      <text:p text:style-name="P5"/>
      <text:p text:style-name="P5">Parallel computing – the program is one in which multiple tasks <text:span text:style-name="T3">cooperate</text:span><text:span text:style-name="T2"> closely </text:span>to solve a problem</text:p>
      <text:p text:style-name="P5"/>
      <text:p text:style-name="P5">Distributed computing – the program may need to cooperate with other programs to <text:span text:style-name="T1">solve</text:span> a proble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99e4" officeooo:paragraph-rsid="000699e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 1645 – Lecture 1<text:tab/><text:tab/>8/30/21</text:p>
        <text:p text:style-name="MP1">Azeez Hakeem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3:31:35.979660454</meta:creation-date>
    <dc:date>2021-08-30T14:18:39.167398640</dc:date>
    <meta:editing-duration>PT47M2S</meta:editing-duration>
    <meta:editing-cycles>7</meta:editing-cycles>
    <meta:generator>LibreOffice/7.2.0.4$Linux_X86_64 LibreOffice_project/20$Build-4</meta:generator>
    <meta:document-statistic meta:table-count="0" meta:image-count="0" meta:object-count="0" meta:page-count="1" meta:paragraph-count="21" meta:word-count="188" meta:character-count="1080" meta:non-whitespace-character-count="903"/>
  </office:meta>
</office:document-meta>
</file>